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214cm" svg:height="0.709cm" svg:x="1.254cm" svg:y="1.259cm">
          <text:p text:style-name="P1"><text:span text:style-name="T1">readlin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756cm" svg:height="0.709cm" svg:x="6.143cm" svg:y="1.285cm">
          <text:p text:style-name="P1"><text:span text:style-name="T1">readinfo_t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468cm" svg:y1="1.613cm" svg:x2="6.143cm" svg:y2="1.639cm" draw:start-shape="id1" draw:start-glue-point="1" draw:end-shape="id2" draw:end-glue-point="3" svg:d="M5468 1613l675 26" svg:viewBox="0 0 676 27">
          <text:p/>
        </draw:connector>
        <draw:custom-shape draw:style-name="gr1" draw:text-style-name="P2" xml:id="id3" draw:id="id3" draw:layer="layout" svg:width="4.756cm" svg:height="0.71cm" svg:x="6.143cm" svg:y="2.308cm">
          <text:p text:style-name="P1"><text:span text:style-name="T1">setim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756cm" svg:height="0.713cm" svg:x="6.143cm" svg:y="3.328cm">
          <text:p text:style-name="P1"><text:span text:style-name="T1">check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468cm" svg:y1="1.613cm" svg:x2="6.143cm" svg:y2="2.663cm" draw:start-shape="id1" draw:start-glue-point="1" draw:end-shape="id3" draw:end-glue-point="3" svg:d="M5468 1613l675 1050" svg:viewBox="0 0 676 1051">
          <text:p/>
        </draw:connector>
        <draw:connector draw:style-name="gr2" draw:text-style-name="P3" draw:layer="layout" draw:type="line" svg:x1="5.468cm" svg:y1="1.613cm" svg:x2="6.143cm" svg:y2="3.684cm" draw:start-shape="id1" draw:start-glue-point="1" draw:end-shape="id4" svg:d="M5468 1613l675 2071" svg:viewBox="0 0 676 2072">
          <text:p/>
        </draw:connector>
        <draw:custom-shape draw:style-name="gr1" draw:text-style-name="P2" xml:id="id5" draw:id="id5" draw:layer="layout" svg:width="4.756cm" svg:height="0.707cm" svg:x="6.143cm" svg:y="4.354cm">
          <text:p text:style-name="P1"><text:span text:style-name="T1">readdata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468cm" svg:y1="1.613cm" svg:x2="6.143cm" svg:y2="4.707cm" draw:start-shape="id1" draw:start-glue-point="1" draw:end-shape="id5" draw:end-glue-point="3" svg:d="M5468 1613l675 3094" svg:viewBox="0 0 676 3095">
          <text:p/>
        </draw:connector>
        <draw:connector draw:style-name="gr2" draw:text-style-name="P1" draw:layer="layout" draw:type="line" svg:x1="10.899cm" svg:y1="4.707cm" svg:x2="11.543cm" svg:y2="4.707cm" draw:start-shape="id5" draw:start-glue-point="1" draw:end-shape="id6" draw:end-glue-point="3" svg:d="M10899 4707h644" svg:viewBox="0 0 645 1">
          <text:p/>
        </draw:connector>
        <draw:custom-shape draw:style-name="gr1" draw:text-style-name="P2" xml:id="id6" draw:id="id6" draw:layer="layout" svg:width="4.756cm" svg:height="0.707cm" svg:x="11.543cm" svg:y="4.354cm">
          <text:p text:style-name="P1"><text:span text:style-name="T1">datafile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756cm" svg:height="0.709cm" svg:x="11.543cm" svg:y="1.285cm">
          <text:p text:style-name="P1"><text:span text:style-name="T1">readtli_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899cm" svg:y1="1.639cm" svg:x2="11.543cm" svg:y2="1.639cm" draw:start-shape="id2" draw:start-glue-point="1" draw:end-shape="id7" draw:end-glue-point="3" svg:d="M10899 1639h644" svg:viewBox="0 0 645 1">
          <text:p/>
        </draw:connector>
        <draw:custom-shape draw:style-name="gr1" draw:text-style-name="P2" draw:layer="layout" svg:width="4.214cm" svg:height="0.709cm" svg:x="1.254cm" svg:y="5.359cm">
          <text:p text:style-name="P1"><text:span text:style-name="T1">freemem_isoto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14cm" svg:height="0.709cm" svg:x="1.254cm" svg:y="6.359cm">
          <text:p text:style-name="P1"><text:span text:style-name="T1">freemem_lin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14cm" svg:height="0.709cm" svg:x="1.254cm" svg:y="7.359cm">
          <text:p text:style-name="P1"><text:span text:style-name="T1">freemem_linetran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14cm" svg:height="0.709cm" svg:x="1.254cm" svg:y="8.359cm">
          <text:p text:style-name="P1"><text:span text:style-name="T1">sav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14cm" svg:height="0.709cm" svg:x="1.254cm" svg:y="9.259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6:04:49.041542424</meta:creation-date>
    <dc:date>2015-07-08T14:01:23.755467120</dc:date>
    <meta:editing-duration>P0D</meta:editing-duration>
    <meta:editing-cycles>2</meta:editing-cycles>
    <meta:generator>LibreOffice/4.2.8.2$Linux_X86_64 LibreOffice_project/420m0$Build-2</meta:generator>
    <meta:document-statistic meta:object-count="18"/>
  </office:meta>
</office:document-meta>
</file>